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itter-Regular" svg:font-family="Bitter-Regular"/>
    <style:font-face style:name="F" svg:font-family="" style:font-family-generic="roman"/>
    <style:font-face style:name="Bitter" svg:font-family="Bitt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09in"/>
    </style:style>
    <style:style style:name="co2" style:family="table-column">
      <style:table-column-properties fo:break-before="auto" style:column-width="0.1008in"/>
    </style:style>
    <style:style style:name="co3" style:family="table-column">
      <style:table-column-properties fo:break-before="auto" style:column-width="0.0882in"/>
    </style:style>
    <style:style style:name="co4" style:family="table-column">
      <style:table-column-properties fo:break-before="auto" style:column-width="0.0752in"/>
    </style:style>
    <style:style style:name="co5" style:family="table-column">
      <style:table-column-properties fo:break-before="auto" style:column-width="0.4472in"/>
    </style:style>
    <style:style style:name="co6" style:family="table-column">
      <style:table-column-properties fo:break-before="auto" style:column-width="0.0945in"/>
    </style:style>
    <style:style style:name="co7" style:family="table-column">
      <style:table-column-properties fo:break-before="auto" style:column-width="0.0819in"/>
    </style:style>
    <style:style style:name="co8" style:family="table-column">
      <style:table-column-properties fo:break-before="auto" style:column-width="0.3591in"/>
    </style:style>
    <style:style style:name="co9" style:family="table-column">
      <style:table-column-properties fo:break-before="auto" style:column-width="0.3091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154in"/>
    </style:style>
    <style:style style:name="co12" style:family="table-column">
      <style:table-column-properties fo:break-before="auto" style:column-width="0.3465in"/>
    </style:style>
    <style:style style:name="co13" style:family="table-column">
      <style:table-column-properties fo:break-before="auto" style:column-width="0.5673in"/>
    </style:style>
    <style:style style:name="co14" style:family="table-column">
      <style:table-column-properties fo:break-before="auto" style:column-width="0.2898in"/>
    </style:style>
    <style:style style:name="ro1" style:family="table-row">
      <style:table-row-properties style:row-height="0.158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3"/>
  </office:automatic-styles>
  <office:body>
    <office:spreadsheet>
      <table:table table:name="Index tab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Rotating Gesture Patterns</text:p>
          </table:table-cell>
          <table:table-cell table:number-columns-repeated="27"/>
        </table:table-row>
        <table:table-row table:style-name="ro2">
          <table:table-cell office:value-type="string">
            <text:p>by Frank Cohen, Feb 19, 2022, <text:a xlink:href="mailto:fcohen@starlingwatch.com">fcohen@starlingwatch.com</text:a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Math model comes from @patrickJMT video:</text:p>
          </table:table-cell>
          <table:table-cell table:number-columns-repeated="27"/>
        </table:table-row>
        <table:table-row table:style-name="ro1">
          <table:table-cell office:value-type="string">
            <text:p>Rotating Points Using Rotation Matrices</text:p>
          </table:table-cell>
          <table:table-cell table:number-columns-repeated="27"/>
        </table:table-row>
        <table:table-row table:style-name="ro2">
          <table:table-cell office:value-type="string">
            <text:p>https://www.youtube.com/watch?v=OYuoPTRVzxY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2">
          <table:table-cell office:value-type="string">
            <text:p>That's a great explanation. I stopped taking math classes in high school. Recently I had a math problem to solve for a finger gesture sensing software library. (A video demo is here: https://www.youtube.com/watch?v=_knNMTB_wVs) The inputs are an 8 x 8 matrix of distance values (simple whole integers). I detect a gesture by comparing the live distance values to a pre-recorded matrix for a gesture. I wanted the same system to recognize finger gestures no matter the angle of the fingers to the sensor (it's a 2 dimensional problem since the sensor doesn't move and your hand rotates around the sensor). I used your formula in a spreadsheet to know which cell in the reference matrix to compare to the cell in the sensor's live matrix. I did this in a spreadsheet and saved a matrix of index values. That way I didn't need to hit the processor for sine and cosine while it was sensing - saves time and battery energy. Thanks for your help! -Frank 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/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/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/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/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/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/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/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/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/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/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/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/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/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/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/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/>
          <table:table-cell table:number-columns-repeated="2" office:value-type="float" office:value="-2">
            <text:p>-2</text:p>
          </table:table-cell>
          <table:table-cell/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/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/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/>
          <table:table-cell table:number-columns-repeated="2" office:value-type="float" office:value="-3">
            <text:p>-3</text:p>
          </table:table-cell>
          <table:table-cell/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/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/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/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/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table:number-columns-repeated="3"/>
        </table:table-row>
      </table:table>
      <table:table table:name="Formula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Formula:</text:p>
          </table:table-cell>
          <table:table-cell office:value-type="string">
            <text:p>Here's the formula: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s 90 d</text:p>
          </table:table-cell>
          <table:table-cell office:value-type="string">
            <text:p>- sin 90 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in 90 d</text:p>
          </table:table-cell>
          <table:table-cell office:value-type="string">
            <text:p>Cos 90 d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degre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Before</text:p>
          </table:table-cell>
          <table:table-cell/>
          <table:table-cell office:value-type="string">
            <text:p>After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COS(RADIANS([.B6]))" office:value-type="float" office:value="0.707106781186548">
            <text:p>0.71</text:p>
          </table:table-cell>
          <table:table-cell table:style-name="ce1" table:formula="of:=-1*(SIN(RADIANS([.B6])))" office:value-type="float" office:value="-0.707106781186547">
            <text:p>-0.7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ce2" table:formula="of:=ROUND(([.B8]*[.E8])+([.C8]*[.E9]);0)" office:value-type="float" office:value="0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table:style-name="ce1" table:formula="of:=SIN(RADIANS([.B6]))" office:value-type="float" office:value="0.707106781186547">
            <text:p>0.71</text:p>
          </table:table-cell>
          <table:table-cell table:style-name="ce1" table:formula="of:=COS(RADIANS([.B6]))" office:value-type="float" office:value="0.707106781186548">
            <text:p>0.7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2" table:formula="of:=ROUND(([.B9]*[.E8])+([.C9]*[.E9]);0)" office:value-type="float" office:value="4">
            <text:p>4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 table:formula="of:=([.G9]*8)+[.G8]" office:value-type="float" office:value="32">
            <text:p>32</text:p>
          </table:table-cell>
          <table:table-cell/>
          <table:table-cell office:value-type="string">
            <text:p>index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1) Transform each cell, zeroing out-of-bounds cells (like 0,9 or 4, -1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) For each cell in the patter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<text:s text:c="7"/>Save an index into the patter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3) Repeat for 8 45 degree rotation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4) You have 1 pattern file for all 8 rotation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5) Change the code to load the expanded pattern file into memory, <text:s/>malloc * 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6) Change the compare() code to use <text:s/>the index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itter-Regular" svg:font-family="Bitter-Regular"/>
    <style:font-face style:name="F" svg:font-family="" style:font-family-generic="roman"/>
    <style:font-face style:name="Bitter" svg:font-family="Bitt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2">02/22/2022</text:date>, <text:time>22:2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Cohen</meta:initial-creator>
    <meta:creation-date>2022-02-19T12:14:05</meta:creation-date>
    <meta:generator>OpenOffice/4.1.8$Unix OpenOffice.org_project/418m3$Build-9803</meta:generator>
    <dc:date>2022-02-22T22:20:30</dc:date>
    <dc:creator>Frank Cohen</dc:creator>
    <meta:editing-duration>P3DT10H6M26S</meta:editing-duration>
    <meta:editing-cycles>30</meta:editing-cycles>
    <meta:document-statistic meta:table-count="3" meta:cell-count="167" meta:object-count="0"/>
    <meta:user-defined meta:name=""/>
  </office:meta>
</office:document-meta>
</file>